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list-style-name="WWNum2"/>
    <style:style style:name="P5" style:family="paragraph" style:parent-style-name="List_20_Paragraph" style:list-style-name="WWNum3"/>
    <style:style style:name="P6" style:family="paragraph" style:parent-style-name="List_20_Paragraph" style:list-style-name="WWNum9"/>
    <style:style style:name="P7" style:family="paragraph" style:parent-style-name="List_20_Paragraph">
      <style:paragraph-properties fo:margin-left="1in" fo:margin-right="0in" fo:text-indent="0in" style:auto-text-indent="false"/>
    </style:style>
    <style:style style:name="P8" style:family="paragraph" style:parent-style-name="List_20_Paragraph">
      <style:paragraph-properties fo:margin-left="1in" fo:margin-right="0in" fo:text-indent="0in" style:auto-text-indent="false"/>
      <style:text-properties style:font-name="Times New Roman" fo:font-style="italic" style:font-name-asian="Times New Roman1" style:font-style-asian="italic" style:font-name-complex="Times New Roman1"/>
    </style:style>
    <style:style style:name="P9" style:family="paragraph" style:parent-style-name="List_20_Paragraph">
      <style:paragraph-properties fo:margin-left="1in" fo:margin-right="0in" fo:text-indent="0in" style:auto-text-indent="false"/>
      <style:text-properties style:font-name="Times New Roman"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fo:font-style="italic" style:font-name-asian="Times New Roman1" style:font-style-asian="italic" style:font-name-complex="Times New Roman1"/>
    </style:style>
    <style:style style:name="T4" style:family="text">
      <style:text-properties fo:font-weight="bold" style:font-name-asian="Times New Roman1" style:font-weight-asian="bold"/>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s on Remote Attestation Process</text:p>
      <text:p text:style-name="P1"/>
      <text:p text:style-name="Standard">Intel Developer Guide key notes – very basic overview of the attestation process:</text:p>
      <text:p text:style-name="Standard"/>
      <text:list xml:id="list3376447694885373420" text:style-name="WWNum2">
        <text:list-item>
          <text:p text:style-name="P4"><text:span text:style-name="T1">The service provider issues a challenge to the application, which includes a nonce for “liveliness purposes”.</text:span></text:p>
        </text:list-item>
        <text:list-item>
          <text:p text:style-name="P4"><text:span text:style-name="T1">Application (Enclave-Manager) requests a “report” from the enclave, and the enclave returns back the “report” including its measurement and a “manifest”</text:span></text:p>
          <text:list>
            <text:list-item>
              <text:p text:style-name="P4"><text:span text:style-name="T1">A “manifest” includes the values that are included in the user-data portion of the report, and may also include an ephemerally generated public key to be later used by the service provider to establish a connection with the enclave</text:span></text:p>
            </text:list-item>
            <text:list-item>
              <text:p text:style-name="P4"><text:span text:style-name="T2">Here, an enclave may wish to authenticate the server first, to ensure that it is about to receive a secret from a trusted entity.</text:span><text:span text:style-name="T4"> </text:span><text:span text:style-name="T2">A known good root certificate can be embedded within the enclave code or initialization data for example, allowing the enclave to validate the server. Once the server has been authenticated, the enclave can generate an ephemeral public/private key pair and include the public key in the user data portion of the report</text:span></text:p>
            </text:list-item>
          </text:list>
        </text:list-item>
        <text:list-item>
          <text:p text:style-name="P4"><text:span text:style-name="T1">The quoting enclave authenticates the report and creates a quote</text:span></text:p>
          <text:list>
            <text:list-item>
              <text:p text:style-name="P4"><text:span text:style-name="T1">A “quote” is what an ISV sends to the service provider for the service provider to verify the authenticity of the enclave. The quote includes the following data:</text:span></text:p>
              <text:list>
                <text:list-item>
                  <text:p text:style-name="P4"><text:span text:style-name="T1">Measurement of the code and data in the enclave. </text:span></text:p>
                </text:list-item>
                <text:list-item>
                  <text:p text:style-name="P4"><text:span text:style-name="T1">A hash of the public key in the ISV certificate presented at enclave initialization time. </text:span></text:p>
                </text:list-item>
                <text:list-item>
                  <text:p text:style-name="P4"><text:span text:style-name="T1">The Product ID and the Security Version Number (SVN) of the enclave. </text:span></text:p>
                </text:list-item>
                <text:list-item>
                  <text:p text:style-name="P4"><text:span text:style-name="T1">Attributes of the enclave, for example, whether the enclave is running in debug mode. </text:span></text:p>
                </text:list-item>
                <text:list-item>
                  <text:p text:style-name="P4"><text:span text:style-name="T1">User data included by the enclave in the data portion of the report structure. Allows establishing a secure channel bound to the remote attestation process so a remote server may provision secrets to the entity that has been attested. </text:span></text:p>
                </text:list-item>
                <text:list-item>
                  <text:p text:style-name="P4"><text:span text:style-name="T1">A signature block over the above data, which is signed by the Intel EPID group key</text:span></text:p>
                </text:list-item>
              </text:list>
            </text:list-item>
          </text:list>
        </text:list-item>
        <text:list-item>
          <text:p text:style-name="P4"><text:span text:style-name="T1">The quote is sent to the service provider, which uses the Intel EPID verification service to verify the enclave. </text:span></text:p>
        </text:list-item>
        <text:list-item>
          <text:p text:style-name="P4"><text:span text:style-name="T1">A private key is then encrypted by the service provider with the public key of the enclave, and sent to the enclave, which decrypts to receive the private key. This private key is used for communicating across the secure channel.</text:span></text:p>
        </text:list-item>
      </text:list>
      <text:p text:style-name="P2"/>
      <text:p text:style-name="Standard"><text:span text:style-name="T1">Intel’s End-to-End example of Remote Attestation - more detailed explanation of the exchange of messages:</text:span></text:p>
      <text:p text:style-name="P2"/>
      <text:list xml:id="list3155713662008679888" text:style-name="WWNum3">
        <text:list-item>
          <text:p text:style-name="P5"><text:span text:style-name="T1">Goal: To establish a secure SIGMA channel.</text:span></text:p>
        </text:list-item>
        <text:list-item>
          <text:p text:style-name="P5"><text:span text:style-name="T1">Provisioning request: Enclave manager asks Service Provider to provision its secrets (through a mechanism supported by the Service Provider), and the Service Provider then triggers an attestation request to the client ("the challenge”)</text:span></text:p>
          <text:list>
            <text:list-item>
              <text:p text:style-name="P5"><text:soft-page-break/><text:span text:style-name="T1">Although it isn’t mentioned in the doc, perhaps a TLS exchange could occur here, where the enclave manager verifies the Service Provider before attestation begins</text:span></text:p>
            </text:list-item>
          </text:list>
        </text:list-item>
        <text:list-item>
          <text:p text:style-name="P5"><text:span text:style-name="T1">Message 0:</text:span></text:p>
          <text:list>
            <text:list-item>
              <text:p text:style-name="P5"><text:span text:style-name="T1">Enclave Manager issues an Ecall to execute sgx_ra_init(), which accepts Service Provider’s public key as an argument and creates a context for DHKE that will occur during Remote Attestation. The enclave writer can choose whether or not to uses PSE (an enclave provided by SDK that supplies time and a monotonic counter which can be used to prevent replay attacks and security over time)</text:span></text:p>
            </text:list-item>
            <text:list-item>
              <text:p text:style-name="P5"><text:span text:style-name="T1">DHKE context is returned to the Enclave manager by the enclave, and the enclave manager gets an EPID key GID. The GID is sent to the service provider in the body of message 0, and the service provider verifies that the GID is supported, and responds to the enclave manager</text:span></text:p>
            </text:list-item>
          </text:list>
        </text:list-item>
        <text:list-item>
          <text:p text:style-name="P5"><text:span text:style-name="T1">Message 1:</text:span></text:p>
          <text:list>
            <text:list-item>
              <text:p text:style-name="P5"><text:span text:style-name="T1">Given a successful response to MSG 0, enclave manager calls sgx_ra_get_msg1() which contains the enclave’s public key for the DHKE exchange and a pointer to a function that will generate the client-side portion of the DHKE, and sends it to Service Provider along with the DHKE context</text:span></text:p>
            </text:list-item>
          </text:list>
        </text:list-item>
        <text:list-item>
          <text:p text:style-name="P5"><text:span text:style-name="T1">Message 2:</text:span></text:p>
          <text:list>
            <text:list-item>
              <text:p text:style-name="P5"><text:span text:style-name="T1">The Service Provider receives msg1, checks the parameters, generates its own DHKE parameter, and sends a query to intel attestation service (IAS) to retrieve a signature revocation list (SigRl).</text:span></text:p>
            </text:list-item>
            <text:list-item>
              <text:p text:style-name="P5"><text:span text:style-name="T1">NOTE: we assume here that Service Provider had originally performed the prerequisites to communicate with this attestation service (IAS), as outlined in the doc and copied here:</text:span></text:p>
            </text:list-item>
          </text:list>
        </text:list-item>
      </text:list>
      <text:p text:style-name="P8"/>
      <text:p text:style-name="P7"><text:span text:style-name="T3">In order to utilize the Intel IAS for Remote Attestation, Intel requires that the independent software vendor (ISV) obtain a signed certificate from a recognized certificate authority and be issued a service provider ID (SPID). Refer to the </text:span><text:a xlink:type="simple" xlink:href="https://software.intel.com/en-us/articles/certificate-requirements-for-intel-attestation-services" text:style-name="Internet_20_link" text:visited-style-name="Visited_20_Internet_20_Link"><text:span text:style-name="T3">IAS certificate requirements</text:span></text:a><text:span text:style-name="T3"> link for more information. For testing purposes, the ISV may use a self-signed certificate instead of one signed by an authority. Follow this guide on </text:span><text:a xlink:type="simple" xlink:href="https://software.intel.com/en-us/articles/how-to-create-self-signed-certificates-for-use-with-intel-sgx-remote-attestation-using" text:style-name="Internet_20_link" text:visited-style-name="Visited_20_Internet_20_Link"><text:span text:style-name="T3">How to create Self-Signed Certificates for use with Intel SGX Remote Attestation using OpenSSL</text:span></text:a><text:span text:style-name="T3">.</text:span></text:p>
      <text:p text:style-name="P8"/>
      <text:p text:style-name="P7"><text:span text:style-name="T3">Next, the ISV will need to register that certificate with Intel® Development Services by completing the </text:span><text:a xlink:type="simple" xlink:href="https://software.intel.com/formfill/sgx-onboarding" text:style-name="Internet_20_link" text:visited-style-name="Visited_20_Internet_20_Link"><text:span text:style-name="T3">Development Services Access Request</text:span></text:a><text:span text:style-name="T3"> form. Note that an Intel® Developer Zone account is required for this step. If the ISV doesn’t have one, it can register for one </text:span><text:a xlink:type="simple" xlink:href="https://software.intel.com/registration/" text:style-name="Internet_20_link" text:visited-style-name="Visited_20_Internet_20_Link"><text:span text:style-name="T3">here</text:span></text:a><text:span text:style-name="T3">. Also on the cert registration form is the ability to select whether to use Linkable or Un-linkable attestation policy. A Linkable policy allows the ISV to determine whether multiple attestation requests originated from the same platform. Though this does not identify the individual platform, it does allow the ISV to determine whether multiple requests originated from the same platform. This presents privacy implications and therefore Intel requires that ISVs using the Linkable policy provide the end user with an opt-in choice.</text:span></text:p>
      <text:p text:style-name="P8"/>
      <text:p text:style-name="P7"><text:soft-page-break/><text:span text:style-name="T3">After the certificate is registered with Intel, the ISV will receive an email containing its SPID. This value is used by the Service Provider during the sequence of communications with the IAS, as described later. The email will also contain a Development Environment URL and a link to download the public portion of the Report Key that IAS uses to sign the attestation reports. The latter is used inside the Service Provider to verify the attestation report signature.</text:span></text:p>
      <text:p text:style-name="P9"/>
      <text:list xml:id="list231548870460453" text:continue-numbering="true" text:style-name="WWNum3">
        <text:list-item>
          <text:list>
            <text:list-item>
              <text:p text:style-name="P5"><text:span text:style-name="T1">Service Provider’s public key from the diffie helman exchange and SigRl info are returned to enclave manager</text:span></text:p>
            </text:list-item>
          </text:list>
        </text:list-item>
        <text:list-item>
          <text:p text:style-name="P5"><text:span text:style-name="T1">Message 3:</text:span></text:p>
          <text:list>
            <text:list-item>
              <text:p text:style-name="P5"><text:span text:style-name="T1">Enclave Manager calls sgx_ra_proc_msg2(), </text:span><text:span text:style-name="T2">which has the functionality to verify the Service provider signature</text:span><text:span text:style-name="T1">, check the SigRl list, and generate msg3 containing a “quote” used to attest the enclave. The quote is signed with the platforms EPID key, which only the attestation service (IAS) can verify. Also contains info about PSE. On reception, the service provider forwards this to the IAS, which verifies the enclave.</text:span></text:p>
            </text:list-item>
            <text:list-item>
              <text:p text:style-name="P5"><text:span text:style-name="T1">I tried to look up sgx_ra_proc_msg2() (a sdk function), but couldn’t find any details as to how it does the bolded functionality. I am confused because the procedure never mentioned a service provider signature. I think this takes place when the SigRl list is checked, but am not sure and will continue looking.</text:span></text:p>
            </text:list-item>
          </text:list>
        </text:list-item>
        <text:list-item>
          <text:p text:style-name="P5"><text:span text:style-name="T1">Message 4:</text:span></text:p>
          <text:list>
            <text:list-item>
              <text:p text:style-name="P5"><text:span text:style-name="T1">Service Provider creates the last message, which contains the result of the verification process completed by the IAS and several statuses, and sends this to the Enclave manager.</text:span></text:p>
            </text:list-item>
          </text:list>
        </text:list-item>
      </text:list>
      <text:p text:style-name="Standard"/>
      <text:p text:style-name="Standard">The message-by-message process in the Intel Sample Code (Code Review). I found that the implementation is a little bit different than the steps laid out above, but has similar functionalities:</text:p>
      <text:p text:style-name="Standard"/>
      <text:list xml:id="list7250046702845808407" text:style-name="WWNum9">
        <text:list-item>
          <text:p text:style-name="P6">Service Provider Side:</text:p>
          <text:list>
            <text:list-item>
              <text:p text:style-name="P6">Upon receiving message 0 from the Enclave Manager, the service provider first checks to see if it is registered with the attestation server. If not, or if the EPID provided inside msg0 is not the same as the EPID stored inside the service provider, it checks to see if the EPID is supported, then establishes a mutually authenticated SSL channel with the attestation service (IAS) through an enrollment process, where the service provider exchanges TLS certificates with the IAS and obtains an SPID and report key from the IAS. It responds with a signal to the enclave that the EPID was verified correctly.</text:p>
            </text:list-item>
            <text:list-item>
              <text:p text:style-name="P6">Upon receiving message 1 from the Enclave Manager, the service provider gets the sig_rl from the attestation server using the EPID. It then saves the client’s public key for DHKE, and generates its DHKE pair (on the service provider’s side) and saves it as well locally. Then, it generates the client/Service Provider shared secret. <text:span text:style-name="T5">Lastly, it signs gb_ga (not sure what </text:span><text:soft-page-break/><text:span text:style-name="T5">this stands for, but I think this is an accumulation of the data that will be sent through message 2) using ecdsa and its private key (hard-coded in the code for which the corresponding public key is hard-coded in the enclave).</text:span> Finally, it generates a CMAC of the all of the variables mentioned concatenated with each other, and sends it back to the Enclave Manager as message 2. </text:p>
              <text:list>
                <text:list-item>
                  <text:p text:style-name="P6">Can’t tell if the functionality of the bolded part is what is imitating the functionality of TLS (allowing enclave to verify the service provider), or if the sig_rl is doing so.</text:p>
                </text:list-item>
              </text:list>
            </text:list-item>
            <text:list-item>
              <text:p text:style-name="P6">Upon receiving message 3 from the Enclave Manager, the service provider ensures that g_a in message 3 is the same as the local g_a, and then checks some mac that was encoded in message 3 before passing on the quote to the attestation server for verification. Finally, it responds to the Enclave Manager by sending the result along with a mac computed using the message key back to the Enclave manager.</text:p>
            </text:list-item>
            <text:list-item>
              <text:p text:style-name="P6">If success, generate shared secret key.A<text:bookmark text:name="_GoBack"/></text:p>
            </text:list-item>
          </text:list>
        </text:list-item>
      </text:list>
      <text:p text:style-name="Standard"/>
      <text:list xml:id="list231548875470409" text:continue-numbering="true" text:style-name="WWNum9">
        <text:list-item>
          <text:p text:style-name="P6">Client Side (Enclave + Enclave Manager)</text:p>
          <text:list>
            <text:list-item>
              <text:p text:style-name="P6">The enclave manager first prepares for remote attestation by configuring the EPID and sends it to the Service Provider as message 0. If it receives an OK, it then generates the Enclave, <text:span text:style-name="T5">initializing it with the hard-coded public key of the Service Provider encoded in the enclave. In the enclave code, it says “The public key should be hardcoded in the enclave or delivered in a trusted manner” – I think they are suggesting that we would need to implement TLS/SSL right here (before the enclave is initialized) if we want to incorporate that functionality, but for now we are assuming that the public key has been verified by a CA.</text:span></text:p>
            </text:list-item>
            <text:list-item>
              <text:p text:style-name="P6">Enclave calls sgx_ra_get_msg1() as presented above, and sends msg1 to the service provider</text:p>
            </text:list-item>
            <text:list-item>
              <text:p text:style-name="P6">On reception of message 2 from the service provider, enclave manager calls sgx_ra_proc_msg2() as presented above, and generates the quote to send as message 3. I think in sgx_ra_proc_msg2(), it would be using the hardcoded public key of the service provider to verify that the service provider signed the data (gb_ga) in message 2 and making sure that it is not an untrusted server by checking the SigRl, but again, I couldn’t find any documentation that reveals exactly what the function does. Then, the enclave manager sends the quote as message 3 to the service provider and waits for an attestation result</text:p>
            </text:list-item>
            <text:list-item>
              <text:p text:style-name="P6">Upon reception of message 4, the enclave manager verifies the mac on the result using its message key.</text:p>
            </text:list-item>
            <text:list-item>
              <text:p text:style-name="P6"><text:soft-page-break/>If success, generate shared secret ke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weight="bold"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sh Sethi</meta:initial-creator>
    <dc:creator>Taresh Sethi</dc:creator>
    <meta:editing-cycles>3</meta:editing-cycles>
    <meta:creation-date>2018-05-10T06:22:00</meta:creation-date>
    <dc:date>2018-05-10T10:16:00</dc:date>
    <meta:editing-duration>PT1H29M</meta:editing-duration>
    <meta:generator>LibreOffice/5.1.6.2$Linux_X86_64 LibreOffice_project/10m0$Build-2</meta:generator>
    <meta:document-statistic meta:table-count="0" meta:image-count="0" meta:object-count="0" meta:page-count="5" meta:paragraph-count="50" meta:word-count="1796" meta:character-count="10699" meta:non-whitespace-character-count="89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